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3cm"/>
    </style:style>
    <style:style style:name="co2" style:family="table-column">
      <style:table-column-properties fo:break-before="auto" style:column-width="1.91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18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OR([.A1]=[.XFD1];[.A1]=[.A1048576]))" style:apply-style-name="ConditionalStyle_5f_2" style:base-cell-address="'18'.A1"/>
      <style:map style:condition="is-true-formula([.A33]=1)" style:apply-style-name="ConditionalStyle_5f_1" style:base-cell-address="'18'.A1"/>
    </style:style>
    <style:style style:name="ce2" style:family="table-cell" style:parent-style-name="Default">
      <style:table-cell-properties fo:background-color="#ffd7d7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OR([.A1]=[.XFD1];[.A1]=[.A1048576]))" style:apply-style-name="ConditionalStyle_5f_2" style:base-cell-address="'18'.A1"/>
      <style:map style:condition="is-true-formula([.A33]=1)" style:apply-style-name="ConditionalStyle_5f_1" style:base-cell-address="'18'.A1"/>
    </style:style>
    <style:style style:name="ce3" style:family="table-cell" style:parent-style-name="Default">
      <style:table-cell-properties fo:background-color="#dee6e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OR([.A1]=[.XFD1];[.A1]=[.A1048576]))" style:apply-style-name="ConditionalStyle_5f_2" style:base-cell-address="'18'.A1"/>
      <style:map style:condition="is-true-formula([.A33]=1)" style:apply-style-name="ConditionalStyle_5f_1" style:base-cell-address="'18'.A1"/>
    </style:style>
    <style:style style:name="ce4" style:family="table-cell" style:parent-style-name="Default">
      <style:table-cell-properties fo:background-color="#ffd7d7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OR([.A1]=[.XFD1];[.A1]=[.A1048576]))" style:apply-style-name="ConditionalStyle_5f_2" style:base-cell-address="'18'.A1"/>
      <style:map style:condition="is-true-formula([.A33]=1)" style:apply-style-name="ConditionalStyle_5f_1" style:base-cell-address="'18'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8" table:style-name="ta1">
        <office:forms form:automatic-focus="false" form:apply-design-mode="false"/>
        <table:table-column table:style-name="co1" table:number-columns-repeated="15" table:default-cell-style-name="ce1"/>
        <table:table-column table:style-name="co2" table:default-cell-style-name="Default"/>
        <table:table-column table:style-name="co2" table:default-cell-style-name="ce2"/>
        <table:table-column table:style-name="co2" table:number-columns-repeated="14" table:default-cell-style-name="ce4"/>
        <table:table-column table:style-name="co2" table:default-cell-style-name="Default"/>
        <table:table-column table:style-name="co2" table:number-columns-repeated="16352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]" office:value-type="float" office:value="2000" calcext:value-type="float">
            <text:p>2000</text:p>
          </table:table-cell>
          <table:table-cell table:style-name="ce2" table:formula="of:=IF([.B1]&lt;[.A1];[.Q1]+[.B1];[.Q1]-[.B1])" office:value-type="float" office:value="2088" calcext:value-type="float">
            <text:p>2088</text:p>
          </table:table-cell>
          <table:table-cell table:style-name="ce2" table:formula="of:=IF([.C1]&lt;[.B1];[.R1]+[.C1];[.R1]-[.C1])" office:value-type="float" office:value="2145" calcext:value-type="float">
            <text:p>2145</text:p>
          </table:table-cell>
          <table:table-cell table:style-name="ce2" table:formula="of:=IF([.D1]&lt;[.C1];[.S1]+[.D1];[.S1]-[.D1])" office:value-type="float" office:value="2082" calcext:value-type="float">
            <text:p>2082</text:p>
          </table:table-cell>
          <table:table-cell table:style-name="ce2" table:formula="of:=IF([.E1]&lt;[.D1];[.T1]+[.E1];[.T1]-[.E1])" office:value-type="float" office:value="2005" calcext:value-type="float">
            <text:p>2005</text:p>
          </table:table-cell>
          <table:table-cell table:style-name="ce2" table:formula="of:=IF([.F1]&lt;[.E1];[.U1]+[.F1];[.U1]-[.F1])" office:value-type="float" office:value="2075" calcext:value-type="float">
            <text:p>2075</text:p>
          </table:table-cell>
          <table:table-cell table:style-name="ce2" table:formula="of:=IF([.G1]&lt;[.F1];[.V1]+[.G1];[.V1]-[.G1])" office:value-type="float" office:value="2081" calcext:value-type="float">
            <text:p>2081</text:p>
          </table:table-cell>
          <table:table-cell table:style-name="ce2" table:formula="of:=IF([.H1]&lt;[.G1];[.W1]+[.H1];[.W1]-[.H1])" office:value-type="float" office:value="1983" calcext:value-type="float">
            <text:p>1983</text:p>
          </table:table-cell>
          <table:table-cell table:style-name="ce2" table:formula="of:=IF([.I1]&lt;[.H1];[.X1]+[.I1];[.X1]-[.I1])" office:value-type="float" office:value="2048" calcext:value-type="float">
            <text:p>2048</text:p>
          </table:table-cell>
          <table:table-cell table:style-name="ce2" table:formula="of:=IF([.J1]&lt;[.I1];[.Y1]+[.J1];[.Y1]-[.J1])" office:value-type="float" office:value="2106" calcext:value-type="float">
            <text:p>2106</text:p>
          </table:table-cell>
          <table:table-cell table:style-name="ce2" table:formula="of:=IF([.K1]&lt;[.J1];[.Z1]+[.K1];[.Z1]-[.K1])" office:value-type="float" office:value="2125" calcext:value-type="float">
            <text:p>2125</text:p>
          </table:table-cell>
          <table:table-cell table:style-name="ce2" table:formula="of:=IF([.L1]&lt;[.K1];[.AA1]+[.L1];[.AA1]-[.L1])" office:value-type="float" office:value="2052" calcext:value-type="float">
            <text:p>2052</text:p>
          </table:table-cell>
          <table:table-cell table:style-name="ce2" table:formula="of:=IF([.M1]&lt;[.L1];[.AB1]+[.M1];[.AB1]-[.M1])" office:value-type="float" office:value="2065" calcext:value-type="float">
            <text:p>2065</text:p>
          </table:table-cell>
          <table:table-cell table:style-name="ce2" table:formula="of:=IF([.N1]&lt;[.M1];[.AC1]+[.N1];[.AC1]-[.N1])" office:value-type="float" office:value="1979" calcext:value-type="float">
            <text:p>1979</text:p>
          </table:table-cell>
          <table:table-cell table:style-name="ce2" table:formula="of:=IF([.O1]&lt;[.N1];[.AD1]+[.O1];[.AD1]-[.O1])" office:value-type="float" office:value="1980" calcext:value-type="float">
            <text:p>1980</text:p>
          </table:table-cell>
          <table:table-cell/>
          <table:table-cell table:style-name="Default" table:number-columns-repeated="163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3" table:formula="of:=IF([.A1]&gt;[.A2];[.Q1]+[.A2];[.Q1]-[.A2])" office:value-type="float" office:value="2011" calcext:value-type="float">
            <text:p>2011</text:p>
          </table:table-cell>
          <table:table-cell table:formula="of:=MIN(IF([.B1]&gt;[.B2];[.R1]+[.B2];[.R1]-[.B2]);IF([.A2]&gt;[.B2];[.Q2]+[.B2];[.Q2]-[.B2]))" office:value-type="float" office:value="1945" calcext:value-type="float">
            <text:p>1945</text:p>
          </table:table-cell>
          <table:table-cell table:formula="of:=MIN(IF([.C1]&gt;[.C2];[.S1]+[.C2];[.S1]-[.C2]);IF([.B2]&gt;[.C2];[.R2]+[.C2];[.R2]-[.C2]))" office:value-type="float" office:value="1948" calcext:value-type="float">
            <text:p>1948</text:p>
          </table:table-cell>
          <table:table-cell table:formula="of:=MIN(IF([.D1]&gt;[.D2];[.T1]+[.D2];[.T1]-[.D2]);IF([.C2]&gt;[.D2];[.S2]+[.D2];[.S2]-[.D2]))" office:value-type="float" office:value="1934" calcext:value-type="float">
            <text:p>1934</text:p>
          </table:table-cell>
          <table:table-cell table:formula="of:=MIN(IF([.E1]&gt;[.E2];[.U1]+[.E2];[.U1]-[.E2]);IF([.D2]&gt;[.E2];[.T2]+[.E2];[.T2]-[.E2]))" office:value-type="float" office:value="1898" calcext:value-type="float">
            <text:p>1898</text:p>
          </table:table-cell>
          <table:table-cell table:formula="of:=MIN(IF([.F1]&gt;[.F2];[.V1]+[.F2];[.V1]-[.F2]);IF([.E2]&gt;[.F2];[.U2]+[.F2];[.U2]-[.F2]))" office:value-type="float" office:value="1833" calcext:value-type="float">
            <text:p>1833</text:p>
          </table:table-cell>
          <table:table-cell table:formula="of:=MIN(IF([.G1]&gt;[.G2];[.W1]+[.G2];[.W1]-[.G2]);IF([.F2]&gt;[.G2];[.V2]+[.G2];[.V2]-[.G2]))" office:value-type="float" office:value="1884" calcext:value-type="float">
            <text:p>1884</text:p>
          </table:table-cell>
          <table:table-cell table:formula="of:=MIN(IF([.H1]&gt;[.H2];[.X1]+[.H2];[.X1]-[.H2]);IF([.G2]&gt;[.H2];[.W2]+[.H2];[.W2]-[.H2]))" office:value-type="float" office:value="1888" calcext:value-type="float">
            <text:p>1888</text:p>
          </table:table-cell>
          <table:table-cell table:formula="of:=MIN(IF([.I1]&gt;[.I2];[.Y1]+[.I2];[.Y1]-[.I2]);IF([.H2]&gt;[.I2];[.X2]+[.I2];[.X2]-[.I2]))" office:value-type="float" office:value="1843" calcext:value-type="float">
            <text:p>1843</text:p>
          </table:table-cell>
          <table:table-cell table:formula="of:=MIN(IF([.J1]&gt;[.J2];[.Z1]+[.J2];[.Z1]-[.J2]);IF([.I2]&gt;[.J2];[.Y2]+[.J2];[.Y2]-[.J2]))" office:value-type="float" office:value="1765" calcext:value-type="float">
            <text:p>1765</text:p>
          </table:table-cell>
          <table:table-cell table:formula="of:=MIN(IF([.K1]&gt;[.K2];[.AA1]+[.K2];[.AA1]-[.K2]);IF([.J2]&gt;[.K2];[.Z2]+[.K2];[.Z2]-[.K2]))" office:value-type="float" office:value="1777" calcext:value-type="float">
            <text:p>1777</text:p>
          </table:table-cell>
          <table:table-cell table:formula="of:=MIN(IF([.L1]&gt;[.L2];[.AB1]+[.L2];[.AB1]-[.L2]);IF([.K2]&gt;[.L2];[.AA2]+[.L2];[.AA2]-[.L2]))" office:value-type="float" office:value="1746" calcext:value-type="float">
            <text:p>1746</text:p>
          </table:table-cell>
          <table:table-cell table:formula="of:=MIN(IF([.M1]&gt;[.M2];[.AC1]+[.M2];[.AC1]-[.M2]);IF([.L2]&gt;[.M2];[.AB2]+[.M2];[.AB2]-[.M2]))" office:value-type="float" office:value="1655" calcext:value-type="float">
            <text:p>1655</text:p>
          </table:table-cell>
          <table:table-cell table:formula="of:=MIN(IF([.N1]&gt;[.N2];[.AD1]+[.N2];[.AD1]-[.N2]);IF([.M2]&gt;[.N2];[.AC2]+[.N2];[.AC2]-[.N2]))" office:value-type="float" office:value="1667" calcext:value-type="float">
            <text:p>1667</text:p>
          </table:table-cell>
          <table:table-cell table:formula="of:=MIN(IF([.O1]&gt;[.O2];[.AE1]+[.O2];[.AE1]-[.O2]);IF([.N2]&gt;[.O2];[.AD2]+[.O2];[.AD2]-[.O2]))" office:value-type="float" office:value="1581" calcext:value-type="float">
            <text:p>1581</text:p>
          </table:table-cell>
          <table:table-cell/>
          <table:table-cell table:style-name="Default" table:number-columns-repeated="1635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/>
          <table:table-cell table:formula="of:=IF([.A2]&gt;[.A3];[.Q2]+[.A3];[.Q2]-[.A3])" office:value-type="float" office:value="1950" calcext:value-type="float">
            <text:p>1950</text:p>
          </table:table-cell>
          <table:table-cell table:formula="of:=MIN(IF([.B2]&gt;[.B3];[.R2]+[.B3];[.R2]-[.B3]);IF([.A3]&gt;[.B3];[.Q3]+[.B3];[.Q3]-[.B3]))" office:value-type="float" office:value="1986" calcext:value-type="float">
            <text:p>1986</text:p>
          </table:table-cell>
          <table:table-cell table:formula="of:=MIN(IF([.C2]&gt;[.C3];[.S2]+[.C3];[.S2]-[.C3]);IF([.B3]&gt;[.C3];[.R3]+[.C3];[.R3]-[.C3]))" office:value-type="float" office:value="1902" calcext:value-type="float">
            <text:p>1902</text:p>
          </table:table-cell>
          <table:table-cell table:formula="of:=MIN(IF([.D2]&gt;[.D3];[.T2]+[.D3];[.T2]-[.D3]);IF([.C3]&gt;[.D3];[.S3]+[.D3];[.S3]-[.D3]))" office:value-type="float" office:value="1832" calcext:value-type="float">
            <text:p>1832</text:p>
          </table:table-cell>
          <table:table-cell table:formula="of:=MIN(IF([.E2]&gt;[.E3];[.U2]+[.E3];[.U2]-[.E3]);IF([.D3]&gt;[.E3];[.T3]+[.E3];[.T3]-[.E3]))" office:value-type="float" office:value="1859" calcext:value-type="float">
            <text:p>1859</text:p>
          </table:table-cell>
          <table:table-cell table:formula="of:=MIN(IF([.F2]&gt;[.F3];[.V2]+[.F3];[.V2]-[.F3]);IF([.E3]&gt;[.F3];[.U3]+[.F3];[.U3]-[.F3]))" office:value-type="float" office:value="1840" calcext:value-type="float">
            <text:p>1840</text:p>
          </table:table-cell>
          <table:table-cell table:formula="of:=MIN(IF([.G2]&gt;[.G3];[.W2]+[.G3];[.W2]-[.G3]);IF([.F3]&gt;[.G3];[.V3]+[.G3];[.V3]-[.G3]))" office:value-type="float" office:value="1764" calcext:value-type="float">
            <text:p>1764</text:p>
          </table:table-cell>
          <table:table-cell table:formula="of:=MIN(IF([.H2]&gt;[.H3];[.X2]+[.H3];[.X2]-[.H3]);IF([.G3]&gt;[.H3];[.W3]+[.H3];[.W3]-[.H3]))" office:value-type="float" office:value="1787" calcext:value-type="float">
            <text:p>1787</text:p>
          </table:table-cell>
          <table:table-cell table:formula="of:=MIN(IF([.I2]&gt;[.I3];[.Y2]+[.I3];[.Y2]-[.I3]);IF([.H3]&gt;[.I3];[.X3]+[.I3];[.X3]-[.I3]))" office:value-type="float" office:value="1790" calcext:value-type="float">
            <text:p>1790</text:p>
          </table:table-cell>
          <table:table-cell table:formula="of:=MIN(IF([.J2]&gt;[.J3];[.Z2]+[.J3];[.Z2]-[.J3]);IF([.I3]&gt;[.J3];[.Y3]+[.J3];[.Y3]-[.J3]))" office:value-type="float" office:value="1769" calcext:value-type="float">
            <text:p>1769</text:p>
          </table:table-cell>
          <table:table-cell table:formula="of:=MIN(IF([.K2]&gt;[.K3];[.AA2]+[.K3];[.AA2]-[.K3]);IF([.J3]&gt;[.K3];[.Z3]+[.K3];[.Z3]-[.K3]))" office:value-type="float" office:value="1707" calcext:value-type="float">
            <text:p>1707</text:p>
          </table:table-cell>
          <table:table-cell table:formula="of:=MIN(IF([.L2]&gt;[.L3];[.AB2]+[.L3];[.AB2]-[.L3]);IF([.K3]&gt;[.L3];[.AA3]+[.L3];[.AA3]-[.L3]))" office:value-type="float" office:value="1632" calcext:value-type="float">
            <text:p>1632</text:p>
          </table:table-cell>
          <table:table-cell table:formula="of:=MIN(IF([.M2]&gt;[.M3];[.AC2]+[.M3];[.AC2]-[.M3]);IF([.L3]&gt;[.M3];[.AB3]+[.M3];[.AB3]-[.M3]))" office:value-type="float" office:value="1695" calcext:value-type="float">
            <text:p>1695</text:p>
          </table:table-cell>
          <table:table-cell table:formula="of:=MIN(IF([.N2]&gt;[.N3];[.AD2]+[.N3];[.AD2]-[.N3]);IF([.M3]&gt;[.N3];[.AC3]+[.N3];[.AC3]-[.N3]))" office:value-type="float" office:value="1602" calcext:value-type="float">
            <text:p>1602</text:p>
          </table:table-cell>
          <table:table-cell table:formula="of:=MIN(IF([.O2]&gt;[.O3];[.AE2]+[.O3];[.AE2]-[.O3]);IF([.N3]&gt;[.O3];[.AD3]+[.O3];[.AD3]-[.O3]))" office:value-type="float" office:value="1635" calcext:value-type="float">
            <text:p>1635</text:p>
          </table:table-cell>
          <table:table-cell/>
          <table:table-cell table:style-name="Default" table:number-columns-repeated="1635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A3]&gt;[.A4];[.Q3]+[.A4];[.Q3]-[.A4])" office:value-type="float" office:value="1864" calcext:value-type="float">
            <text:p>1864</text:p>
          </table:table-cell>
          <table:table-cell table:formula="of:=MIN(IF([.B3]&gt;[.B4];[.R3]+[.B4];[.R3]-[.B4]);IF([.A4]&gt;[.B4];[.Q4]+[.B4];[.Q4]-[.B4]))" office:value-type="float" office:value="1913" calcext:value-type="float">
            <text:p>1913</text:p>
          </table:table-cell>
          <table:table-cell table:formula="of:=MIN(IF([.C3]&gt;[.C4];[.S3]+[.C4];[.S3]-[.C4]);IF([.B4]&gt;[.C4];[.R4]+[.C4];[.R4]-[.C4]))" office:value-type="float" office:value="1837" calcext:value-type="float">
            <text:p>1837</text:p>
          </table:table-cell>
          <table:table-cell table:formula="of:=MIN(IF([.D3]&gt;[.D4];[.T3]+[.D4];[.T3]-[.D4]);IF([.C4]&gt;[.D4];[.S4]+[.D4];[.S4]-[.D4]))" office:value-type="float" office:value="1876" calcext:value-type="float">
            <text:p>1876</text:p>
          </table:table-cell>
          <table:table-cell table:formula="of:=MIN(IF([.E3]&gt;[.E4];[.U3]+[.E4];[.U3]-[.E4]);IF([.D4]&gt;[.E4];[.T4]+[.E4];[.T4]-[.E4]))" office:value-type="float" office:value="1817" calcext:value-type="float">
            <text:p>1817</text:p>
          </table:table-cell>
          <table:table-cell table:formula="of:=MIN(IF([.F3]&gt;[.F4];[.V3]+[.F4];[.V3]-[.F4]);IF([.E4]&gt;[.F4];[.U4]+[.F4];[.U4]-[.F4]))" office:value-type="float" office:value="1826" calcext:value-type="float">
            <text:p>1826</text:p>
          </table:table-cell>
          <table:table-cell table:formula="of:=MIN(IF([.G3]&gt;[.G4];[.W3]+[.G4];[.W3]-[.G4]);IF([.F4]&gt;[.G4];[.V4]+[.G4];[.V4]-[.G4]))" office:value-type="float" office:value="1776" calcext:value-type="float">
            <text:p>1776</text:p>
          </table:table-cell>
          <table:table-cell table:formula="of:=MIN(IF([.H3]&gt;[.H4];[.X3]+[.H4];[.X3]-[.H4]);IF([.G4]&gt;[.H4];[.W4]+[.H4];[.W4]-[.H4]))" office:value-type="float" office:value="1684" calcext:value-type="float">
            <text:p>1684</text:p>
          </table:table-cell>
          <table:table-cell table:formula="of:=MIN(IF([.I3]&gt;[.I4];[.Y3]+[.I4];[.Y3]-[.I4]);IF([.H4]&gt;[.I4];[.X4]+[.I4];[.X4]-[.I4]))" office:value-type="float" office:value="1590" calcext:value-type="float">
            <text:p>1590</text:p>
          </table:table-cell>
          <table:table-cell table:formula="of:=MIN(IF([.J3]&gt;[.J4];[.Z3]+[.J4];[.Z3]-[.J4]);IF([.I4]&gt;[.J4];[.Y4]+[.J4];[.Y4]-[.J4]))" office:value-type="float" office:value="1627" calcext:value-type="float">
            <text:p>1627</text:p>
          </table:table-cell>
          <table:table-cell table:formula="of:=MIN(IF([.K3]&gt;[.K4];[.AA3]+[.K4];[.AA3]-[.K4]);IF([.J4]&gt;[.K4];[.Z4]+[.K4];[.Z4]-[.K4]))" office:value-type="float" office:value="1633" calcext:value-type="float">
            <text:p>1633</text:p>
          </table:table-cell>
          <table:table-cell table:formula="of:=MIN(IF([.L3]&gt;[.L4];[.AB3]+[.L4];[.AB3]-[.L4]);IF([.K4]&gt;[.L4];[.AA4]+[.L4];[.AA4]-[.L4]))" office:value-type="float" office:value="1554" calcext:value-type="float">
            <text:p>1554</text:p>
          </table:table-cell>
          <table:table-cell table:formula="of:=MIN(IF([.M3]&gt;[.M4];[.AC3]+[.M4];[.AC3]-[.M4]);IF([.L4]&gt;[.M4];[.AB4]+[.M4];[.AB4]-[.M4]))" office:value-type="float" office:value="1600" calcext:value-type="float">
            <text:p>1600</text:p>
          </table:table-cell>
          <table:table-cell table:formula="of:=MIN(IF([.N3]&gt;[.N4];[.AD3]+[.N4];[.AD3]-[.N4]);IF([.M4]&gt;[.N4];[.AC4]+[.N4];[.AC4]-[.N4]))" office:value-type="float" office:value="1503" calcext:value-type="float">
            <text:p>1503</text:p>
          </table:table-cell>
          <table:table-cell table:formula="of:=MIN(IF([.O3]&gt;[.O4];[.AE3]+[.O4];[.AE3]-[.O4]);IF([.N4]&gt;[.O4];[.AD4]+[.O4];[.AD4]-[.O4]))" office:value-type="float" office:value="1520" calcext:value-type="float">
            <text:p>1520</text:p>
          </table:table-cell>
          <table:table-cell/>
          <table:table-cell table:style-name="Default" table:number-columns-repeated="1635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/>
          <table:table-cell table:formula="of:=IF([.A4]&gt;[.A5];[.Q4]+[.A5];[.Q4]-[.A5])" office:value-type="float" office:value="1769" calcext:value-type="float">
            <text:p>1769</text:p>
          </table:table-cell>
          <table:table-cell table:formula="of:=MIN(IF([.B4]&gt;[.B5];[.R4]+[.B5];[.R4]-[.B5]);IF([.A5]&gt;[.B5];[.Q5]+[.B5];[.Q5]-[.B5]))" office:value-type="float" office:value="1809" calcext:value-type="float">
            <text:p>1809</text:p>
          </table:table-cell>
          <table:table-cell table:formula="of:=MIN(IF([.C4]&gt;[.C5];[.S4]+[.C5];[.S4]-[.C5]);IF([.B5]&gt;[.C5];[.R5]+[.C5];[.R5]-[.C5]))" office:value-type="float" office:value="1758" calcext:value-type="float">
            <text:p>1758</text:p>
          </table:table-cell>
          <table:table-cell table:formula="of:=MIN(IF([.D4]&gt;[.D5];[.T4]+[.D5];[.T4]-[.D5]);IF([.C5]&gt;[.D5];[.S5]+[.D5];[.S5]-[.D5]))" office:value-type="float" office:value="1696" calcext:value-type="float">
            <text:p>1696</text:p>
          </table:table-cell>
          <table:table-cell table:formula="of:=MIN(IF([.E4]&gt;[.E5];[.U4]+[.E5];[.U4]-[.E5]);IF([.D5]&gt;[.E5];[.T5]+[.E5];[.T5]-[.E5]))" office:value-type="float" office:value="1708" calcext:value-type="float">
            <text:p>1708</text:p>
          </table:table-cell>
          <table:table-cell table:formula="of:=MIN(IF([.F4]&gt;[.F5];[.V4]+[.F5];[.V4]-[.F5]);IF([.E5]&gt;[.F5];[.U5]+[.F5];[.U5]-[.F5]))" office:value-type="float" office:value="1691" calcext:value-type="float">
            <text:p>1691</text:p>
          </table:table-cell>
          <table:table-cell table:formula="of:=MIN(IF([.G4]&gt;[.G5];[.W4]+[.G5];[.W4]-[.G5]);IF([.F5]&gt;[.G5];[.V5]+[.G5];[.V5]-[.G5]))" office:value-type="float" office:value="1633" calcext:value-type="float">
            <text:p>1633</text:p>
          </table:table-cell>
          <table:table-cell table:formula="of:=MIN(IF([.H4]&gt;[.H5];[.X4]+[.H5];[.X4]-[.H5]);IF([.G5]&gt;[.H5];[.W5]+[.H5];[.W5]-[.H5]))" office:value-type="float" office:value="1682" calcext:value-type="float">
            <text:p>1682</text:p>
          </table:table-cell>
          <table:table-cell table:formula="of:=MIN(IF([.I4]&gt;[.I5];[.Y4]+[.I5];[.Y4]-[.I5]);IF([.H5]&gt;[.I5];[.X5]+[.I5];[.X5]-[.I5]))" office:value-type="float" office:value="1599" calcext:value-type="float">
            <text:p>1599</text:p>
          </table:table-cell>
          <table:table-cell table:formula="of:=MIN(IF([.J4]&gt;[.J5];[.Z4]+[.J5];[.Z4]-[.J5]);IF([.I5]&gt;[.J5];[.Y5]+[.J5];[.Y5]-[.J5]))" office:value-type="float" office:value="1502" calcext:value-type="float">
            <text:p>1502</text:p>
          </table:table-cell>
          <table:table-cell table:formula="of:=MIN(IF([.K4]&gt;[.K5];[.AA4]+[.K5];[.AA4]-[.K5]);IF([.J5]&gt;[.K5];[.Z5]+[.K5];[.Z5]-[.K5]))" office:value-type="float" office:value="1563" calcext:value-type="float">
            <text:p>1563</text:p>
          </table:table-cell>
          <table:table-cell table:formula="of:=MIN(IF([.L4]&gt;[.L5];[.AB4]+[.L5];[.AB4]-[.L5]);IF([.K5]&gt;[.L5];[.AA5]+[.L5];[.AA5]-[.L5]))" office:value-type="float" office:value="1568" calcext:value-type="float">
            <text:p>1568</text:p>
          </table:table-cell>
          <table:table-cell table:formula="of:=MIN(IF([.M4]&gt;[.M5];[.AC4]+[.M5];[.AC4]-[.M5]);IF([.L5]&gt;[.M5];[.AB5]+[.M5];[.AB5]-[.M5]))" office:value-type="float" office:value="1574" calcext:value-type="float">
            <text:p>1574</text:p>
          </table:table-cell>
          <table:table-cell table:formula="of:=MIN(IF([.N4]&gt;[.N5];[.AD4]+[.N5];[.AD4]-[.N5]);IF([.M5]&gt;[.N5];[.AC5]+[.N5];[.AC5]-[.N5]))" office:value-type="float" office:value="1527" calcext:value-type="float">
            <text:p>1527</text:p>
          </table:table-cell>
          <table:table-cell table:formula="of:=MIN(IF([.O4]&gt;[.O5];[.AE4]+[.O5];[.AE4]-[.O5]);IF([.N5]&gt;[.O5];[.AD5]+[.O5];[.AD5]-[.O5]))" office:value-type="float" office:value="1465" calcext:value-type="float">
            <text:p>1465</text:p>
          </table:table-cell>
          <table:table-cell/>
          <table:table-cell table:style-name="Default" table:number-columns-repeated="1635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[.A5]&gt;[.A6];[.Q5]+[.A6];[.Q5]-[.A6])" office:value-type="float" office:value="1844" calcext:value-type="float">
            <text:p>1844</text:p>
          </table:table-cell>
          <table:table-cell table:formula="of:=MIN(IF([.B5]&gt;[.B6];[.R5]+[.B6];[.R5]-[.B6]);IF([.A6]&gt;[.B6];[.Q6]+[.B6];[.Q6]-[.B6]))" office:value-type="float" office:value="1766" calcext:value-type="float">
            <text:p>1766</text:p>
          </table:table-cell>
          <table:table-cell table:formula="of:=MIN(IF([.C5]&gt;[.C6];[.S5]+[.C6];[.S5]-[.C6]);IF([.B6]&gt;[.C6];[.R6]+[.C6];[.R6]-[.C6]))" office:value-type="float" office:value="1780" calcext:value-type="float">
            <text:p>1780</text:p>
          </table:table-cell>
          <table:table-cell table:formula="of:=MIN(IF([.D5]&gt;[.D6];[.T5]+[.D6];[.T5]-[.D6]);IF([.C6]&gt;[.D6];[.S6]+[.D6];[.S6]-[.D6]))" office:value-type="float" office:value="1619" calcext:value-type="float">
            <text:p>1619</text:p>
          </table:table-cell>
          <table:table-cell table:formula="of:=MIN(IF([.E5]&gt;[.E6];[.U5]+[.E6];[.U5]-[.E6]);IF([.D6]&gt;[.E6];[.T6]+[.E6];[.T6]-[.E6]))" office:value-type="float" office:value="1637" calcext:value-type="float">
            <text:p>1637</text:p>
          </table:table-cell>
          <table:table-cell table:formula="of:=MIN(IF([.F5]&gt;[.F6];[.V5]+[.F6];[.V5]-[.F6]);IF([.E6]&gt;[.F6];[.U6]+[.F6];[.U6]-[.F6]))" office:value-type="float" office:value="1638" calcext:value-type="float">
            <text:p>1638</text:p>
          </table:table-cell>
          <table:table-cell table:formula="of:=MIN(IF([.G5]&gt;[.G6];[.W5]+[.G6];[.W5]-[.G6]);IF([.F6]&gt;[.G6];[.V6]+[.G6];[.V6]-[.G6]))" office:value-type="float" office:value="1652" calcext:value-type="float">
            <text:p>1652</text:p>
          </table:table-cell>
          <table:table-cell table:formula="of:=MIN(IF([.H5]&gt;[.H6];[.X5]+[.H6];[.X5]-[.H6]);IF([.G6]&gt;[.H6];[.W6]+[.H6];[.W6]-[.H6]))" office:value-type="float" office:value="1594" calcext:value-type="float">
            <text:p>1594</text:p>
          </table:table-cell>
          <table:table-cell table:formula="of:=MIN(IF([.I5]&gt;[.I6];[.Y5]+[.I6];[.Y5]-[.I6]);IF([.H6]&gt;[.I6];[.X6]+[.I6];[.X6]-[.I6]))" office:value-type="float" office:value="1631" calcext:value-type="float">
            <text:p>1631</text:p>
          </table:table-cell>
          <table:table-cell table:formula="of:=MIN(IF([.J5]&gt;[.J6];[.Z5]+[.J6];[.Z5]-[.J6]);IF([.I6]&gt;[.J6];[.Y6]+[.J6];[.Y6]-[.J6]))" office:value-type="float" office:value="1562" calcext:value-type="float">
            <text:p>1562</text:p>
          </table:table-cell>
          <table:table-cell table:formula="of:=MIN(IF([.K5]&gt;[.K6];[.AA5]+[.K6];[.AA5]-[.K6]);IF([.J6]&gt;[.K6];[.Z6]+[.K6];[.Z6]-[.K6]))" office:value-type="float" office:value="1610" calcext:value-type="float">
            <text:p>1610</text:p>
          </table:table-cell>
          <table:table-cell table:formula="of:=MIN(IF([.L5]&gt;[.L6];[.AB5]+[.L6];[.AB5]-[.L6]);IF([.K6]&gt;[.L6];[.AA6]+[.L6];[.AA6]-[.L6]))" office:value-type="float" office:value="1470" calcext:value-type="float">
            <text:p>1470</text:p>
          </table:table-cell>
          <table:table-cell table:formula="of:=MIN(IF([.M5]&gt;[.M6];[.AC5]+[.M6];[.AC5]-[.M6]);IF([.L6]&gt;[.M6];[.AB6]+[.M6];[.AB6]-[.M6]))" office:value-type="float" office:value="1477" calcext:value-type="float">
            <text:p>1477</text:p>
          </table:table-cell>
          <table:table-cell table:formula="of:=MIN(IF([.N5]&gt;[.N6];[.AD5]+[.N6];[.AD5]-[.N6]);IF([.M6]&gt;[.N6];[.AC6]+[.N6];[.AC6]-[.N6]))" office:value-type="float" office:value="1438" calcext:value-type="float">
            <text:p>1438</text:p>
          </table:table-cell>
          <table:table-cell table:formula="of:=MIN(IF([.O5]&gt;[.O6];[.AE5]+[.O6];[.AE5]-[.O6]);IF([.N6]&gt;[.O6];[.AD6]+[.O6];[.AD6]-[.O6]))" office:value-type="float" office:value="1473" calcext:value-type="float">
            <text:p>1473</text:p>
          </table:table-cell>
          <table:table-cell/>
          <table:table-cell table:style-name="Default" table:number-columns-repeated="1635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A6]&gt;[.A7];[.Q6]+[.A7];[.Q6]-[.A7])" office:value-type="float" office:value="1866" calcext:value-type="float">
            <text:p>1866</text:p>
          </table:table-cell>
          <table:table-cell table:formula="of:=MIN(IF([.B6]&gt;[.B7];[.R6]+[.B7];[.R6]-[.B7]);IF([.A7]&gt;[.B7];[.Q7]+[.B7];[.Q7]-[.B7]))" office:value-type="float" office:value="1682" calcext:value-type="float">
            <text:p>1682</text:p>
          </table:table-cell>
          <table:table-cell table:formula="of:=MIN(IF([.C6]&gt;[.C7];[.S6]+[.C7];[.S6]-[.C7]);IF([.B7]&gt;[.C7];[.R7]+[.C7];[.R7]-[.C7]))" office:value-type="float" office:value="1716" calcext:value-type="float">
            <text:p>1716</text:p>
          </table:table-cell>
          <table:table-cell table:formula="of:=MIN(IF([.D6]&gt;[.D7];[.T6]+[.D7];[.T6]-[.D7]);IF([.C7]&gt;[.D7];[.S7]+[.D7];[.S7]-[.D7]))" office:value-type="float" office:value="1664" calcext:value-type="float">
            <text:p>1664</text:p>
          </table:table-cell>
          <table:table-cell table:formula="of:=MIN(IF([.E6]&gt;[.E7];[.U6]+[.E7];[.U6]-[.E7]);IF([.D7]&gt;[.E7];[.T7]+[.E7];[.T7]-[.E7]))" office:value-type="float" office:value="1674" calcext:value-type="float">
            <text:p>1674</text:p>
          </table:table-cell>
          <table:table-cell table:formula="of:=MIN(IF([.F6]&gt;[.F7];[.V6]+[.F7];[.V6]-[.F7]);IF([.E7]&gt;[.F7];[.U7]+[.F7];[.U7]-[.F7]))" office:value-type="float" office:value="1635" calcext:value-type="float">
            <text:p>1635</text:p>
          </table:table-cell>
          <table:table-cell table:formula="of:=MIN(IF([.G6]&gt;[.G7];[.W6]+[.G7];[.W6]-[.G7]);IF([.F7]&gt;[.G7];[.V7]+[.G7];[.V7]-[.G7]))" office:value-type="float" office:value="1563" calcext:value-type="float">
            <text:p>1563</text:p>
          </table:table-cell>
          <table:table-cell table:formula="of:=MIN(IF([.H6]&gt;[.H7];[.X6]+[.H7];[.X6]-[.H7]);IF([.G7]&gt;[.H7];[.W7]+[.H7];[.W7]-[.H7]))" office:value-type="float" office:value="1479" calcext:value-type="float">
            <text:p>1479</text:p>
          </table:table-cell>
          <table:table-cell table:formula="of:=MIN(IF([.I6]&gt;[.I7];[.Y6]+[.I7];[.Y6]-[.I7]);IF([.H7]&gt;[.I7];[.X7]+[.I7];[.X7]-[.I7]))" office:value-type="float" office:value="1498" calcext:value-type="float">
            <text:p>1498</text:p>
          </table:table-cell>
          <table:table-cell table:formula="of:=MIN(IF([.J6]&gt;[.J7];[.Z6]+[.J7];[.Z6]-[.J7]);IF([.I7]&gt;[.J7];[.Y7]+[.J7];[.Y7]-[.J7]))" office:value-type="float" office:value="1449" calcext:value-type="float">
            <text:p>1449</text:p>
          </table:table-cell>
          <table:table-cell table:formula="of:=MIN(IF([.K6]&gt;[.K7];[.AA6]+[.K7];[.AA6]-[.K7]);IF([.J7]&gt;[.K7];[.Z7]+[.K7];[.Z7]-[.K7]))" office:value-type="float" office:value="1459" calcext:value-type="float">
            <text:p>1459</text:p>
          </table:table-cell>
          <table:table-cell table:formula="of:=MIN(IF([.L6]&gt;[.L7];[.AB6]+[.L7];[.AB6]-[.L7]);IF([.K7]&gt;[.L7];[.AA7]+[.L7];[.AA7]-[.L7]))" office:value-type="float" office:value="1381" calcext:value-type="float">
            <text:p>1381</text:p>
          </table:table-cell>
          <table:table-cell table:formula="of:=MIN(IF([.M6]&gt;[.M7];[.AC6]+[.M7];[.AC6]-[.M7]);IF([.L7]&gt;[.M7];[.AB7]+[.M7];[.AB7]-[.M7]))" office:value-type="float" office:value="1456" calcext:value-type="float">
            <text:p>1456</text:p>
          </table:table-cell>
          <table:table-cell table:formula="of:=MIN(IF([.N6]&gt;[.N7];[.AD6]+[.N7];[.AD6]-[.N7]);IF([.M7]&gt;[.N7];[.AC7]+[.N7];[.AC7]-[.N7]))" office:value-type="float" office:value="1445" calcext:value-type="float">
            <text:p>1445</text:p>
          </table:table-cell>
          <table:table-cell table:formula="of:=MIN(IF([.O6]&gt;[.O7];[.AE6]+[.O7];[.AE6]-[.O7]);IF([.N7]&gt;[.O7];[.AD7]+[.O7];[.AD7]-[.O7]))" office:value-type="float" office:value="1403" calcext:value-type="float">
            <text:p>1403</text:p>
          </table:table-cell>
          <table:table-cell/>
          <table:table-cell table:style-name="Default" table:number-columns-repeated="1635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A7]&gt;[.A8];[.Q7]+[.A8];[.Q7]-[.A8])" office:value-type="float" office:value="1807" calcext:value-type="float">
            <text:p>1807</text:p>
          </table:table-cell>
          <table:table-cell table:formula="of:=MIN(IF([.B7]&gt;[.B8];[.R7]+[.B8];[.R7]-[.B8]);IF([.A8]&gt;[.B8];[.Q8]+[.B8];[.Q8]-[.B8]))" office:value-type="float" office:value="1589" calcext:value-type="float">
            <text:p>1589</text:p>
          </table:table-cell>
          <table:table-cell table:formula="of:=MIN(IF([.C7]&gt;[.C8];[.S7]+[.C8];[.S7]-[.C8]);IF([.B8]&gt;[.C8];[.R8]+[.C8];[.R8]-[.C8]))" office:value-type="float" office:value="1598" calcext:value-type="float">
            <text:p>1598</text:p>
          </table:table-cell>
          <table:table-cell table:formula="of:=MIN(IF([.D7]&gt;[.D8];[.T7]+[.D8];[.T7]-[.D8]);IF([.C8]&gt;[.D8];[.S8]+[.D8];[.S8]-[.D8]))" office:value-type="float" office:value="1508" calcext:value-type="float">
            <text:p>1508</text:p>
          </table:table-cell>
          <table:table-cell table:formula="of:=MIN(IF([.E7]&gt;[.E8];[.U7]+[.E8];[.U7]-[.E8]);IF([.D8]&gt;[.E8];[.T8]+[.E8];[.T8]-[.E8]))" office:value-type="float" office:value="1521" calcext:value-type="float">
            <text:p>1521</text:p>
          </table:table-cell>
          <table:table-cell table:formula="of:=MIN(IF([.F7]&gt;[.F8];[.V7]+[.F8];[.V7]-[.F8]);IF([.E8]&gt;[.F8];[.U8]+[.F8];[.U8]-[.F8]))" office:value-type="float" office:value="1490" calcext:value-type="float">
            <text:p>1490</text:p>
          </table:table-cell>
          <table:table-cell table:formula="of:=MIN(IF([.G7]&gt;[.G8];[.W7]+[.G8];[.W7]-[.G8]);IF([.F8]&gt;[.G8];[.V8]+[.G8];[.V8]-[.G8]))" office:value-type="float" office:value="1397" calcext:value-type="float">
            <text:p>1397</text:p>
          </table:table-cell>
          <table:table-cell table:formula="of:=MIN(IF([.H7]&gt;[.H8];[.X7]+[.H8];[.X7]-[.H8]);IF([.G8]&gt;[.H8];[.W8]+[.H8];[.W8]-[.H8]))" office:value-type="float" office:value="1451" calcext:value-type="float">
            <text:p>1451</text:p>
          </table:table-cell>
          <table:table-cell table:formula="of:=MIN(IF([.I7]&gt;[.I8];[.Y7]+[.I8];[.Y7]-[.I8]);IF([.H8]&gt;[.I8];[.X8]+[.I8];[.X8]-[.I8]))" office:value-type="float" office:value="1378" calcext:value-type="float">
            <text:p>1378</text:p>
          </table:table-cell>
          <table:table-cell table:formula="of:=MIN(IF([.J7]&gt;[.J8];[.Z7]+[.J8];[.Z7]-[.J8]);IF([.I8]&gt;[.J8];[.Y8]+[.J8];[.Y8]-[.J8]))" office:value-type="float" office:value="1397" calcext:value-type="float">
            <text:p>1397</text:p>
          </table:table-cell>
          <table:table-cell table:formula="of:=MIN(IF([.K7]&gt;[.K8];[.AA7]+[.K8];[.AA7]-[.K8]);IF([.J8]&gt;[.K8];[.Z8]+[.K8];[.Z8]-[.K8]))" office:value-type="float" office:value="1401" calcext:value-type="float">
            <text:p>1401</text:p>
          </table:table-cell>
          <table:table-cell table:formula="of:=MIN(IF([.L7]&gt;[.L8];[.AB7]+[.L8];[.AB7]-[.L8]);IF([.K8]&gt;[.L8];[.AA8]+[.L8];[.AA8]-[.L8]))" office:value-type="float" office:value="1287" calcext:value-type="float">
            <text:p>1287</text:p>
          </table:table-cell>
          <table:table-cell table:formula="of:=MIN(IF([.M7]&gt;[.M8];[.AC7]+[.M8];[.AC7]-[.M8]);IF([.L8]&gt;[.M8];[.AB8]+[.M8];[.AB8]-[.M8]))" office:value-type="float" office:value="1324" calcext:value-type="float">
            <text:p>1324</text:p>
          </table:table-cell>
          <table:table-cell table:formula="of:=MIN(IF([.N7]&gt;[.N8];[.AD7]+[.N8];[.AD7]-[.N8]);IF([.M8]&gt;[.N8];[.AC8]+[.N8];[.AC8]-[.N8]))" office:value-type="float" office:value="1243" calcext:value-type="float">
            <text:p>1243</text:p>
          </table:table-cell>
          <table:table-cell table:formula="of:=MIN(IF([.O7]&gt;[.O8];[.AE7]+[.O8];[.AE7]-[.O8]);IF([.N8]&gt;[.O8];[.AD8]+[.O8];[.AD8]-[.O8]))" office:value-type="float" office:value="1265" calcext:value-type="float">
            <text:p>1265</text:p>
          </table:table-cell>
          <table:table-cell/>
          <table:table-cell table:style-name="Default" table:number-columns-repeated="1635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8]&gt;[.A9];[.Q8]+[.A9];[.Q8]-[.A9])" office:value-type="float" office:value="1739" calcext:value-type="float">
            <text:p>1739</text:p>
          </table:table-cell>
          <table:table-cell table:formula="of:=MIN(IF([.B8]&gt;[.B9];[.R8]+[.B9];[.R8]-[.B9]);IF([.A9]&gt;[.B9];[.Q9]+[.B9];[.Q9]-[.B9]))" office:value-type="float" office:value="1663" calcext:value-type="float">
            <text:p>1663</text:p>
          </table:table-cell>
          <table:table-cell table:formula="of:=MIN(IF([.C8]&gt;[.C9];[.S8]+[.C9];[.S8]-[.C9]);IF([.B9]&gt;[.C9];[.R9]+[.C9];[.R9]-[.C9]))" office:value-type="float" office:value="1514" calcext:value-type="float">
            <text:p>1514</text:p>
          </table:table-cell>
          <table:table-cell table:formula="of:=MIN(IF([.D8]&gt;[.D9];[.T8]+[.D9];[.T8]-[.D9]);IF([.C9]&gt;[.D9];[.S9]+[.D9];[.S9]-[.D9]))" office:value-type="float" office:value="1591" calcext:value-type="float">
            <text:p>1591</text:p>
          </table:table-cell>
          <table:table-cell table:formula="of:=MIN(IF([.E8]&gt;[.E9];[.U8]+[.E9];[.U8]-[.E9]);IF([.D9]&gt;[.E9];[.T9]+[.E9];[.T9]-[.E9]))" office:value-type="float" office:value="1434" calcext:value-type="float">
            <text:p>1434</text:p>
          </table:table-cell>
          <table:table-cell table:formula="of:=MIN(IF([.F8]&gt;[.F9];[.V8]+[.F9];[.V8]-[.F9]);IF([.E9]&gt;[.F9];[.U9]+[.F9];[.U9]-[.F9]))" office:value-type="float" office:value="1454" calcext:value-type="float">
            <text:p>1454</text:p>
          </table:table-cell>
          <table:table-cell table:formula="of:=MIN(IF([.G8]&gt;[.G9];[.W8]+[.G9];[.W8]-[.G9]);IF([.F9]&gt;[.G9];[.V9]+[.G9];[.V9]-[.G9]))" office:value-type="float" office:value="1423" calcext:value-type="float">
            <text:p>1423</text:p>
          </table:table-cell>
          <table:table-cell table:formula="of:=MIN(IF([.H8]&gt;[.H9];[.X8]+[.H9];[.X8]-[.H9]);IF([.G9]&gt;[.H9];[.W9]+[.H9];[.W9]-[.H9]))" office:value-type="float" office:value="1441" calcext:value-type="float">
            <text:p>1441</text:p>
          </table:table-cell>
          <table:table-cell table:formula="of:=MIN(IF([.I8]&gt;[.I9];[.Y8]+[.I9];[.Y8]-[.I9]);IF([.H9]&gt;[.I9];[.X9]+[.I9];[.X9]-[.I9]))" office:value-type="float" office:value="1397" calcext:value-type="float">
            <text:p>1397</text:p>
          </table:table-cell>
          <table:table-cell table:formula="of:=MIN(IF([.J8]&gt;[.J9];[.Z8]+[.J9];[.Z8]-[.J9]);IF([.I9]&gt;[.J9];[.Y9]+[.J9];[.Y9]-[.J9]))" office:value-type="float" office:value="1324" calcext:value-type="float">
            <text:p>1324</text:p>
          </table:table-cell>
          <table:table-cell table:formula="of:=MIN(IF([.K8]&gt;[.K9];[.AA8]+[.K9];[.AA8]-[.K9]);IF([.J9]&gt;[.K9];[.Z9]+[.K9];[.Z9]-[.K9]))" office:value-type="float" office:value="1348" calcext:value-type="float">
            <text:p>1348</text:p>
          </table:table-cell>
          <table:table-cell table:formula="of:=MIN(IF([.L8]&gt;[.L9];[.AB8]+[.L9];[.AB8]-[.L9]);IF([.K9]&gt;[.L9];[.AA9]+[.L9];[.AA9]-[.L9]))" office:value-type="float" office:value="1301" calcext:value-type="float">
            <text:p>1301</text:p>
          </table:table-cell>
          <table:table-cell table:formula="of:=MIN(IF([.M8]&gt;[.M9];[.AC8]+[.M9];[.AC8]-[.M9]);IF([.L9]&gt;[.M9];[.AB9]+[.M9];[.AB9]-[.M9]))" office:value-type="float" office:value="1282" calcext:value-type="float">
            <text:p>1282</text:p>
          </table:table-cell>
          <table:table-cell table:formula="of:=MIN(IF([.N8]&gt;[.N9];[.AD8]+[.N9];[.AD8]-[.N9]);IF([.M9]&gt;[.N9];[.AC9]+[.N9];[.AC9]-[.N9]))" office:value-type="float" office:value="1230" calcext:value-type="float">
            <text:p>1230</text:p>
          </table:table-cell>
          <table:table-cell table:formula="of:=MIN(IF([.O8]&gt;[.O9];[.AE8]+[.O9];[.AE8]-[.O9]);IF([.N9]&gt;[.O9];[.AD9]+[.O9];[.AD9]-[.O9]))" office:value-type="float" office:value="1235" calcext:value-type="float">
            <text:p>1235</text:p>
          </table:table-cell>
          <table:table-cell/>
          <table:table-cell table:style-name="Default" table:number-columns-repeated="1635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IF([.A9]&gt;[.A10];[.Q9]+[.A10];[.Q9]-[.A10])" office:value-type="float" office:value="1660" calcext:value-type="float">
            <text:p>1660</text:p>
          </table:table-cell>
          <table:table-cell table:formula="of:=MIN(IF([.B9]&gt;[.B10];[.R9]+[.B10];[.R9]-[.B10]);IF([.A10]&gt;[.B10];[.Q10]+[.B10];[.Q10]-[.B10]))" office:value-type="float" office:value="1672" calcext:value-type="float">
            <text:p>1672</text:p>
          </table:table-cell>
          <table:table-cell table:formula="of:=MIN(IF([.C9]&gt;[.C10];[.S9]+[.C10];[.S9]-[.C10]);IF([.B10]&gt;[.C10];[.R10]+[.C10];[.R10]-[.C10]))" office:value-type="float" office:value="1590" calcext:value-type="float">
            <text:p>1590</text:p>
          </table:table-cell>
          <table:table-cell table:formula="of:=MIN(IF([.D9]&gt;[.D10];[.T9]+[.D10];[.T9]-[.D10]);IF([.C10]&gt;[.D10];[.S10]+[.D10];[.S10]-[.D10]))" office:value-type="float" office:value="1624" calcext:value-type="float">
            <text:p>1624</text:p>
          </table:table-cell>
          <table:table-cell table:formula="of:=MIN(IF([.E9]&gt;[.E10];[.U9]+[.E10];[.U9]-[.E10]);IF([.D10]&gt;[.E10];[.T10]+[.E10];[.T10]-[.E10]))" office:value-type="float" office:value="1511" calcext:value-type="float">
            <text:p>1511</text:p>
          </table:table-cell>
          <table:table-cell table:formula="of:=MIN(IF([.F9]&gt;[.F10];[.V9]+[.F10];[.V9]-[.F10]);IF([.E10]&gt;[.F10];[.U10]+[.F10];[.U10]-[.F10]))" office:value-type="float" office:value="1456" calcext:value-type="float">
            <text:p>1456</text:p>
          </table:table-cell>
          <table:table-cell table:formula="of:=MIN(IF([.G9]&gt;[.G10];[.W9]+[.G10];[.W9]-[.G10]);IF([.F10]&gt;[.G10];[.V10]+[.G10];[.V10]-[.G10]))" office:value-type="float" office:value="1353" calcext:value-type="float">
            <text:p>1353</text:p>
          </table:table-cell>
          <table:table-cell table:formula="of:=MIN(IF([.H9]&gt;[.H10];[.X9]+[.H10];[.X9]-[.H10]);IF([.G10]&gt;[.H10];[.W10]+[.H10];[.W10]-[.H10]))" office:value-type="float" office:value="1373" calcext:value-type="float">
            <text:p>1373</text:p>
          </table:table-cell>
          <table:table-cell table:formula="of:=MIN(IF([.I9]&gt;[.I10];[.Y9]+[.I10];[.Y9]-[.I10]);IF([.H10]&gt;[.I10];[.X10]+[.I10];[.X10]-[.I10]))" office:value-type="float" office:value="1295" calcext:value-type="float">
            <text:p>1295</text:p>
          </table:table-cell>
          <table:table-cell table:formula="of:=MIN(IF([.J9]&gt;[.J10];[.Z9]+[.J10];[.Z9]-[.J10]);IF([.I10]&gt;[.J10];[.Y10]+[.J10];[.Y10]-[.J10]))" office:value-type="float" office:value="1344" calcext:value-type="float">
            <text:p>1344</text:p>
          </table:table-cell>
          <table:table-cell table:formula="of:=MIN(IF([.K9]&gt;[.K10];[.AA9]+[.K10];[.AA9]-[.K10]);IF([.J10]&gt;[.K10];[.Z10]+[.K10];[.Z10]-[.K10]))" office:value-type="float" office:value="1351" calcext:value-type="float">
            <text:p>1351</text:p>
          </table:table-cell>
          <table:table-cell table:formula="of:=MIN(IF([.L9]&gt;[.L10];[.AB9]+[.L10];[.AB9]-[.L10]);IF([.K10]&gt;[.L10];[.AA10]+[.L10];[.AA10]-[.L10]))" office:value-type="float" office:value="1227" calcext:value-type="float">
            <text:p>1227</text:p>
          </table:table-cell>
          <table:table-cell table:formula="of:=MIN(IF([.M9]&gt;[.M10];[.AC9]+[.M10];[.AC9]-[.M10]);IF([.L10]&gt;[.M10];[.AB10]+[.M10];[.AB10]-[.M10]))" office:value-type="float" office:value="1213" calcext:value-type="float">
            <text:p>1213</text:p>
          </table:table-cell>
          <table:table-cell table:formula="of:=MIN(IF([.N9]&gt;[.N10];[.AD9]+[.N10];[.AD9]-[.N10]);IF([.M10]&gt;[.N10];[.AC10]+[.N10];[.AC10]-[.N10]))" office:value-type="float" office:value="1123" calcext:value-type="float">
            <text:p>1123</text:p>
          </table:table-cell>
          <table:table-cell table:formula="of:=MIN(IF([.O9]&gt;[.O10];[.AE9]+[.O10];[.AE9]-[.O10]);IF([.N10]&gt;[.O10];[.AD10]+[.O10];[.AD10]-[.O10]))" office:value-type="float" office:value="1168" calcext:value-type="float">
            <text:p>1168</text:p>
          </table:table-cell>
          <table:table-cell/>
          <table:table-cell table:style-name="Default" table:number-columns-repeated="1635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[.A10]&gt;[.A11];[.Q10]+[.A11];[.Q10]-[.A11])" office:value-type="float" office:value="1570" calcext:value-type="float">
            <text:p>1570</text:p>
          </table:table-cell>
          <table:table-cell table:formula="of:=MIN(IF([.B10]&gt;[.B11];[.R10]+[.B11];[.R10]-[.B11]);IF([.A11]&gt;[.B11];[.Q11]+[.B11];[.Q11]-[.B11]))" office:value-type="float" office:value="1596" calcext:value-type="float">
            <text:p>1596</text:p>
          </table:table-cell>
          <table:table-cell table:formula="of:=MIN(IF([.C10]&gt;[.C11];[.S10]+[.C11];[.S10]-[.C11]);IF([.B11]&gt;[.C11];[.R11]+[.C11];[.R11]-[.C11]))" office:value-type="float" office:value="1622" calcext:value-type="float">
            <text:p>1622</text:p>
          </table:table-cell>
          <table:table-cell table:formula="of:=MIN(IF([.D10]&gt;[.D11];[.T10]+[.D11];[.T10]-[.D11]);IF([.C11]&gt;[.D11];[.S11]+[.D11];[.S11]-[.D11]))" office:value-type="float" office:value="1653" calcext:value-type="float">
            <text:p>1653</text:p>
          </table:table-cell>
          <table:table-cell table:formula="of:=MIN(IF([.E10]&gt;[.E11];[.U10]+[.E11];[.U10]-[.E11]);IF([.D11]&gt;[.E11];[.T11]+[.E11];[.T11]-[.E11]))" office:value-type="float" office:value="1557" calcext:value-type="float">
            <text:p>1557</text:p>
          </table:table-cell>
          <table:table-cell table:formula="of:=MIN(IF([.F10]&gt;[.F11];[.V10]+[.F11];[.V10]-[.F11]);IF([.E11]&gt;[.F11];[.U11]+[.F11];[.U11]-[.F11]))" office:value-type="float" office:value="1397" calcext:value-type="float">
            <text:p>1397</text:p>
          </table:table-cell>
          <table:table-cell table:formula="of:=MIN(IF([.G10]&gt;[.G11];[.W10]+[.G11];[.W10]-[.G11]);IF([.F11]&gt;[.G11];[.V11]+[.G11];[.V11]-[.G11]))" office:value-type="float" office:value="1388" calcext:value-type="float">
            <text:p>1388</text:p>
          </table:table-cell>
          <table:table-cell table:formula="of:=MIN(IF([.H10]&gt;[.H11];[.X10]+[.H11];[.X10]-[.H11]);IF([.G11]&gt;[.H11];[.W11]+[.H11];[.W11]-[.H11]))" office:value-type="float" office:value="1382" calcext:value-type="float">
            <text:p>1382</text:p>
          </table:table-cell>
          <table:table-cell table:formula="of:=MIN(IF([.I10]&gt;[.I11];[.Y10]+[.I11];[.Y10]-[.I11]);IF([.H11]&gt;[.I11];[.X11]+[.I11];[.X11]-[.I11]))" office:value-type="float" office:value="1305" calcext:value-type="float">
            <text:p>1305</text:p>
          </table:table-cell>
          <table:table-cell table:formula="of:=MIN(IF([.J10]&gt;[.J11];[.Z10]+[.J11];[.Z10]-[.J11]);IF([.I11]&gt;[.J11];[.Y11]+[.J11];[.Y11]-[.J11]))" office:value-type="float" office:value="1273" calcext:value-type="float">
            <text:p>1273</text:p>
          </table:table-cell>
          <table:table-cell table:formula="of:=MIN(IF([.K10]&gt;[.K11];[.AA10]+[.K11];[.AA10]-[.K11]);IF([.J11]&gt;[.K11];[.Z11]+[.K11];[.Z11]-[.K11]))" office:value-type="float" office:value="1180" calcext:value-type="float">
            <text:p>1180</text:p>
          </table:table-cell>
          <table:table-cell table:formula="of:=MIN(IF([.L10]&gt;[.L11];[.AB10]+[.L11];[.AB10]-[.L11]);IF([.K11]&gt;[.L11];[.AA11]+[.L11];[.AA11]-[.L11]))" office:value-type="float" office:value="1186" calcext:value-type="float">
            <text:p>1186</text:p>
          </table:table-cell>
          <table:table-cell table:formula="of:=MIN(IF([.M10]&gt;[.M11];[.AC10]+[.M11];[.AC10]-[.M11]);IF([.L11]&gt;[.M11];[.AB11]+[.M11];[.AB11]-[.M11]))" office:value-type="float" office:value="1167" calcext:value-type="float">
            <text:p>1167</text:p>
          </table:table-cell>
          <table:table-cell table:formula="of:=MIN(IF([.N10]&gt;[.N11];[.AD10]+[.N11];[.AD10]-[.N11]);IF([.M11]&gt;[.N11];[.AC11]+[.N11];[.AC11]-[.N11]))" office:value-type="float" office:value="1127" calcext:value-type="float">
            <text:p>1127</text:p>
          </table:table-cell>
          <table:table-cell table:formula="of:=MIN(IF([.O10]&gt;[.O11];[.AE10]+[.O11];[.AE10]-[.O11]);IF([.N11]&gt;[.O11];[.AD11]+[.O11];[.AD11]-[.O11]))" office:value-type="float" office:value="1067" calcext:value-type="float">
            <text:p>1067</text:p>
          </table:table-cell>
          <table:table-cell/>
          <table:table-cell table:style-name="Default" table:number-columns-repeated="1635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/>
          <table:table-cell table:formula="of:=IF([.A11]&gt;[.A12];[.Q11]+[.A12];[.Q11]-[.A12])" office:value-type="float" office:value="1637" calcext:value-type="float">
            <text:p>1637</text:p>
          </table:table-cell>
          <table:table-cell table:formula="of:=MIN(IF([.B11]&gt;[.B12];[.R11]+[.B12];[.R11]-[.B12]);IF([.A12]&gt;[.B12];[.Q12]+[.B12];[.Q12]-[.B12]))" office:value-type="float" office:value="1617" calcext:value-type="float">
            <text:p>1617</text:p>
          </table:table-cell>
          <table:table-cell table:formula="of:=MIN(IF([.C11]&gt;[.C12];[.S11]+[.C12];[.S11]-[.C12]);IF([.B12]&gt;[.C12];[.R12]+[.C12];[.R12]-[.C12]))" office:value-type="float" office:value="1543" calcext:value-type="float">
            <text:p>1543</text:p>
          </table:table-cell>
          <table:table-cell table:formula="of:=MIN(IF([.D11]&gt;[.D12];[.T11]+[.D12];[.T11]-[.D12]);IF([.C12]&gt;[.D12];[.S12]+[.D12];[.S12]-[.D12]))" office:value-type="float" office:value="1594" calcext:value-type="float">
            <text:p>1594</text:p>
          </table:table-cell>
          <table:table-cell table:formula="of:=MIN(IF([.E11]&gt;[.E12];[.U11]+[.E12];[.U11]-[.E12]);IF([.D12]&gt;[.E12];[.T12]+[.E12];[.T12]-[.E12]))" office:value-type="float" office:value="1459" calcext:value-type="float">
            <text:p>1459</text:p>
          </table:table-cell>
          <table:table-cell table:formula="of:=MIN(IF([.F11]&gt;[.F12];[.V11]+[.F12];[.V11]-[.F12]);IF([.E12]&gt;[.F12];[.U12]+[.F12];[.U12]-[.F12]))" office:value-type="float" office:value="1412" calcext:value-type="float">
            <text:p>1412</text:p>
          </table:table-cell>
          <table:table-cell table:formula="of:=MIN(IF([.G11]&gt;[.G12];[.W11]+[.G12];[.W11]-[.G12]);IF([.F12]&gt;[.G12];[.V12]+[.G12];[.V12]-[.G12]))" office:value-type="float" office:value="1339" calcext:value-type="float">
            <text:p>1339</text:p>
          </table:table-cell>
          <table:table-cell table:formula="of:=MIN(IF([.H11]&gt;[.H12];[.X11]+[.H12];[.X11]-[.H12]);IF([.G12]&gt;[.H12];[.W12]+[.H12];[.W12]-[.H12]))" office:value-type="float" office:value="1269" calcext:value-type="float">
            <text:p>1269</text:p>
          </table:table-cell>
          <table:table-cell table:formula="of:=MIN(IF([.I11]&gt;[.I12];[.Y11]+[.I12];[.Y11]-[.I12]);IF([.H12]&gt;[.I12];[.X12]+[.I12];[.X12]-[.I12]))" office:value-type="float" office:value="1274" calcext:value-type="float">
            <text:p>1274</text:p>
          </table:table-cell>
          <table:table-cell table:formula="of:=MIN(IF([.J11]&gt;[.J12];[.Z11]+[.J12];[.Z11]-[.J12]);IF([.I12]&gt;[.J12];[.Y12]+[.J12];[.Y12]-[.J12]))" office:value-type="float" office:value="1225" calcext:value-type="float">
            <text:p>1225</text:p>
          </table:table-cell>
          <table:table-cell table:formula="of:=MIN(IF([.K11]&gt;[.K12];[.AA11]+[.K12];[.AA11]-[.K12]);IF([.J12]&gt;[.K12];[.Z12]+[.K12];[.Z12]-[.K12]))" office:value-type="float" office:value="1162" calcext:value-type="float">
            <text:p>1162</text:p>
          </table:table-cell>
          <table:table-cell table:formula="of:=MIN(IF([.L11]&gt;[.L12];[.AB11]+[.L12];[.AB11]-[.L12]);IF([.K12]&gt;[.L12];[.AA12]+[.L12];[.AA12]-[.L12]))" office:value-type="float" office:value="1134" calcext:value-type="float">
            <text:p>1134</text:p>
          </table:table-cell>
          <table:table-cell table:formula="of:=MIN(IF([.M11]&gt;[.M12];[.AC11]+[.M12];[.AC11]-[.M12]);IF([.L12]&gt;[.M12];[.AB12]+[.M12];[.AB12]-[.M12]))" office:value-type="float" office:value="1064" calcext:value-type="float">
            <text:p>1064</text:p>
          </table:table-cell>
          <table:table-cell table:formula="of:=MIN(IF([.N11]&gt;[.N12];[.AD11]+[.N12];[.AD11]-[.N12]);IF([.M12]&gt;[.N12];[.AC12]+[.N12];[.AC12]-[.N12]))" office:value-type="float" office:value="1097" calcext:value-type="float">
            <text:p>1097</text:p>
          </table:table-cell>
          <table:table-cell table:formula="of:=MIN(IF([.O11]&gt;[.O12];[.AE11]+[.O12];[.AE11]-[.O12]);IF([.N12]&gt;[.O12];[.AD12]+[.O12];[.AD12]-[.O12]))" office:value-type="float" office:value="998" calcext:value-type="float">
            <text:p>998</text:p>
          </table:table-cell>
          <table:table-cell/>
          <table:table-cell table:style-name="Default" table:number-columns-repeated="1635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A12]&gt;[.A13];[.Q12]+[.A13];[.Q12]-[.A13])" office:value-type="float" office:value="1683" calcext:value-type="float">
            <text:p>1683</text:p>
          </table:table-cell>
          <table:table-cell table:formula="of:=MIN(IF([.B12]&gt;[.B13];[.R12]+[.B13];[.R12]-[.B13]);IF([.A13]&gt;[.B13];[.Q13]+[.B13];[.Q13]-[.B13]))" office:value-type="float" office:value="1578" calcext:value-type="float">
            <text:p>1578</text:p>
          </table:table-cell>
          <table:table-cell table:formula="of:=MIN(IF([.C12]&gt;[.C13];[.S12]+[.C13];[.S12]-[.C13]);IF([.B13]&gt;[.C13];[.R13]+[.C13];[.R13]-[.C13]))" office:value-type="float" office:value="1527" calcext:value-type="float">
            <text:p>1527</text:p>
          </table:table-cell>
          <table:table-cell table:formula="of:=MIN(IF([.D12]&gt;[.D13];[.T12]+[.D13];[.T12]-[.D13]);IF([.C13]&gt;[.D13];[.S13]+[.D13];[.S13]-[.D13]))" office:value-type="float" office:value="1450" calcext:value-type="float">
            <text:p>1450</text:p>
          </table:table-cell>
          <table:table-cell table:formula="of:=MIN(IF([.E12]&gt;[.E13];[.U12]+[.E13];[.U12]-[.E13]);IF([.D13]&gt;[.E13];[.T13]+[.E13];[.T13]-[.E13]))" office:value-type="float" office:value="1372" calcext:value-type="float">
            <text:p>1372</text:p>
          </table:table-cell>
          <table:table-cell table:formula="of:=MIN(IF([.F12]&gt;[.F13];[.V12]+[.F13];[.V12]-[.F13]);IF([.E13]&gt;[.F13];[.U13]+[.F13];[.U13]-[.F13]))" office:value-type="float" office:value="1376" calcext:value-type="float">
            <text:p>1376</text:p>
          </table:table-cell>
          <table:table-cell table:formula="of:=MIN(IF([.G12]&gt;[.G13];[.W12]+[.G13];[.W12]-[.G13]);IF([.F13]&gt;[.G13];[.V13]+[.G13];[.V13]-[.G13]))" office:value-type="float" office:value="1330" calcext:value-type="float">
            <text:p>1330</text:p>
          </table:table-cell>
          <table:table-cell table:formula="of:=MIN(IF([.H12]&gt;[.H13];[.X12]+[.H13];[.X12]-[.H13]);IF([.G13]&gt;[.H13];[.W13]+[.H13];[.W13]-[.H13]))" office:value-type="float" office:value="1280" calcext:value-type="float">
            <text:p>1280</text:p>
          </table:table-cell>
          <table:table-cell table:formula="of:=MIN(IF([.I12]&gt;[.I13];[.Y12]+[.I13];[.Y12]-[.I13]);IF([.H13]&gt;[.I13];[.X13]+[.I13];[.X13]-[.I13]))" office:value-type="float" office:value="1286" calcext:value-type="float">
            <text:p>1286</text:p>
          </table:table-cell>
          <table:table-cell table:formula="of:=MIN(IF([.J12]&gt;[.J13];[.Z12]+[.J13];[.Z12]-[.J13]);IF([.I13]&gt;[.J13];[.Y13]+[.J13];[.Y13]-[.J13]))" office:value-type="float" office:value="1169" calcext:value-type="float">
            <text:p>1169</text:p>
          </table:table-cell>
          <table:table-cell table:formula="of:=MIN(IF([.K12]&gt;[.K13];[.AA12]+[.K13];[.AA12]-[.K13]);IF([.J13]&gt;[.K13];[.Z13]+[.K13];[.Z13]-[.K13]))" office:value-type="float" office:value="1087" calcext:value-type="float">
            <text:p>1087</text:p>
          </table:table-cell>
          <table:table-cell table:formula="of:=MIN(IF([.L12]&gt;[.L13];[.AB12]+[.L13];[.AB12]-[.L13]);IF([.K13]&gt;[.L13];[.AA13]+[.L13];[.AA13]-[.L13]))" office:value-type="float" office:value="1010" calcext:value-type="float">
            <text:p>1010</text:p>
          </table:table-cell>
          <table:table-cell table:formula="of:=MIN(IF([.M12]&gt;[.M13];[.AC12]+[.M13];[.AC12]-[.M13]);IF([.L13]&gt;[.M13];[.AB13]+[.M13];[.AB13]-[.M13]))" office:value-type="float" office:value="1046" calcext:value-type="float">
            <text:p>1046</text:p>
          </table:table-cell>
          <table:table-cell table:formula="of:=MIN(IF([.N12]&gt;[.N13];[.AD12]+[.N13];[.AD12]-[.N13]);IF([.M13]&gt;[.N13];[.AC13]+[.N13];[.AC13]-[.N13]))" office:value-type="float" office:value="1051" calcext:value-type="float">
            <text:p>1051</text:p>
          </table:table-cell>
          <table:table-cell table:formula="of:=MIN(IF([.O12]&gt;[.O13];[.AE12]+[.O13];[.AE12]-[.O13]);IF([.N13]&gt;[.O13];[.AD13]+[.O13];[.AD13]-[.O13]))" office:value-type="float" office:value="1009" calcext:value-type="float">
            <text:p>1009</text:p>
          </table:table-cell>
          <table:table-cell/>
          <table:table-cell table:style-name="Default" table:number-columns-repeated="1635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A13]&gt;[.A14];[.Q13]+[.A14];[.Q13]-[.A14])" office:value-type="float" office:value="1709" calcext:value-type="float">
            <text:p>1709</text:p>
          </table:table-cell>
          <table:table-cell table:formula="of:=MIN(IF([.B13]&gt;[.B14];[.R13]+[.B14];[.R13]-[.B14]);IF([.A14]&gt;[.B14];[.Q14]+[.B14];[.Q14]-[.B14]))" office:value-type="float" office:value="1516" calcext:value-type="float">
            <text:p>1516</text:p>
          </table:table-cell>
          <table:table-cell table:formula="of:=MIN(IF([.C13]&gt;[.C14];[.S13]+[.C14];[.S13]-[.C14]);IF([.B14]&gt;[.C14];[.R14]+[.C14];[.R14]-[.C14]))" office:value-type="float" office:value="1431" calcext:value-type="float">
            <text:p>1431</text:p>
          </table:table-cell>
          <table:table-cell table:formula="of:=MIN(IF([.D13]&gt;[.D14];[.T13]+[.D14];[.T13]-[.D14]);IF([.C14]&gt;[.D14];[.S14]+[.D14];[.S14]-[.D14]))" office:value-type="float" office:value="1438" calcext:value-type="float">
            <text:p>1438</text:p>
          </table:table-cell>
          <table:table-cell table:formula="of:=MIN(IF([.E13]&gt;[.E14];[.U13]+[.E14];[.U13]-[.E14]);IF([.D14]&gt;[.E14];[.T14]+[.E14];[.T14]-[.E14]))" office:value-type="float" office:value="1387" calcext:value-type="float">
            <text:p>1387</text:p>
          </table:table-cell>
          <table:table-cell table:formula="of:=MIN(IF([.F13]&gt;[.F14];[.V13]+[.F14];[.V13]-[.F14]);IF([.E14]&gt;[.F14];[.U14]+[.F14];[.U14]-[.F14]))" office:value-type="float" office:value="1302" calcext:value-type="float">
            <text:p>1302</text:p>
          </table:table-cell>
          <table:table-cell table:formula="of:=MIN(IF([.G13]&gt;[.G14];[.W13]+[.G14];[.W13]-[.G14]);IF([.F14]&gt;[.G14];[.V14]+[.G14];[.V14]-[.G14]))" office:value-type="float" office:value="1341" calcext:value-type="float">
            <text:p>1341</text:p>
          </table:table-cell>
          <table:table-cell table:formula="of:=MIN(IF([.H13]&gt;[.H14];[.X13]+[.H14];[.X13]-[.H14]);IF([.G14]&gt;[.H14];[.W14]+[.H14];[.W14]-[.H14]))" office:value-type="float" office:value="1186" calcext:value-type="float">
            <text:p>1186</text:p>
          </table:table-cell>
          <table:table-cell table:formula="of:=MIN(IF([.I13]&gt;[.I14];[.Y13]+[.I14];[.Y13]-[.I14]);IF([.H14]&gt;[.I14];[.X14]+[.I14];[.X14]-[.I14]))" office:value-type="float" office:value="1233" calcext:value-type="float">
            <text:p>1233</text:p>
          </table:table-cell>
          <table:table-cell table:formula="of:=MIN(IF([.J13]&gt;[.J14];[.Z13]+[.J14];[.Z13]-[.J14]);IF([.I14]&gt;[.J14];[.Y14]+[.J14];[.Y14]-[.J14]))" office:value-type="float" office:value="1080" calcext:value-type="float">
            <text:p>1080</text:p>
          </table:table-cell>
          <table:table-cell table:formula="of:=MIN(IF([.K13]&gt;[.K14];[.AA13]+[.K14];[.AA13]-[.K14]);IF([.J14]&gt;[.K14];[.Z14]+[.K14];[.Z14]-[.K14]))" office:value-type="float" office:value="1133" calcext:value-type="float">
            <text:p>1133</text:p>
          </table:table-cell>
          <table:table-cell table:formula="of:=MIN(IF([.L13]&gt;[.L14];[.AB13]+[.L14];[.AB13]-[.L14]);IF([.K14]&gt;[.L14];[.AA14]+[.L14];[.AA14]-[.L14]))" office:value-type="float" office:value="1065" calcext:value-type="float">
            <text:p>1065</text:p>
          </table:table-cell>
          <table:table-cell table:formula="of:=MIN(IF([.M13]&gt;[.M14];[.AC13]+[.M14];[.AC13]-[.M14]);IF([.L14]&gt;[.M14];[.AB14]+[.M14];[.AB14]-[.M14]))" office:value-type="float" office:value="1049" calcext:value-type="float">
            <text:p>1049</text:p>
          </table:table-cell>
          <table:table-cell table:formula="of:=MIN(IF([.N13]&gt;[.N14];[.AD13]+[.N14];[.AD13]-[.N14]);IF([.M14]&gt;[.N14];[.AC14]+[.N14];[.AC14]-[.N14]))" office:value-type="float" office:value="1000" calcext:value-type="float">
            <text:p>1000</text:p>
          </table:table-cell>
          <table:table-cell table:formula="of:=MIN(IF([.O13]&gt;[.O14];[.AE13]+[.O14];[.AE13]-[.O14]);IF([.N14]&gt;[.O14];[.AD14]+[.O14];[.AD14]-[.O14]))" office:value-type="float" office:value="1004" calcext:value-type="float">
            <text:p>1004</text:p>
          </table:table-cell>
          <table:table-cell/>
          <table:table-cell table:style-name="Default" table:number-columns-repeated="1635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A14]&gt;[.A15];[.Q14]+[.A15];[.Q14]-[.A15])" office:value-type="float" office:value="1730" calcext:value-type="float">
            <text:p>1730</text:p>
          </table:table-cell>
          <table:table-cell table:formula="of:=MIN(IF([.B14]&gt;[.B15];[.R14]+[.B15];[.R14]-[.B15]);IF([.A15]&gt;[.B15];[.Q15]+[.B15];[.Q15]-[.B15]))" office:value-type="float" office:value="1422" calcext:value-type="float">
            <text:p>1422</text:p>
          </table:table-cell>
          <table:table-cell table:formula="of:=MIN(IF([.C14]&gt;[.C15];[.S14]+[.C15];[.S14]-[.C15]);IF([.B15]&gt;[.C15];[.R15]+[.C15];[.R15]-[.C15]))" office:value-type="float" office:value="1462" calcext:value-type="float">
            <text:p>1462</text:p>
          </table:table-cell>
          <table:table-cell table:formula="of:=MIN(IF([.D14]&gt;[.D15];[.T14]+[.D15];[.T14]-[.D15]);IF([.C15]&gt;[.D15];[.S15]+[.D15];[.S15]-[.D15]))" office:value-type="float" office:value="1416" calcext:value-type="float">
            <text:p>1416</text:p>
          </table:table-cell>
          <table:table-cell table:formula="of:=MIN(IF([.E14]&gt;[.E15];[.U14]+[.E15];[.U14]-[.E15]);IF([.D15]&gt;[.E15];[.T15]+[.E15];[.T15]-[.E15]))" office:value-type="float" office:value="1352" calcext:value-type="float">
            <text:p>1352</text:p>
          </table:table-cell>
          <table:table-cell table:formula="of:=MIN(IF([.F14]&gt;[.F15];[.V14]+[.F15];[.V14]-[.F15]);IF([.E15]&gt;[.F15];[.U15]+[.F15];[.U15]-[.F15]))" office:value-type="float" office:value="1302" calcext:value-type="float">
            <text:p>1302</text:p>
          </table:table-cell>
          <table:table-cell table:formula="of:=MIN(IF([.G14]&gt;[.G15];[.W14]+[.G15];[.W14]-[.G15]);IF([.F15]&gt;[.G15];[.V15]+[.G15];[.V15]-[.G15]))" office:value-type="float" office:value="1217" calcext:value-type="float">
            <text:p>1217</text:p>
          </table:table-cell>
          <table:table-cell table:formula="of:=MIN(IF([.H14]&gt;[.H15];[.X14]+[.H15];[.X14]-[.H15]);IF([.G15]&gt;[.H15];[.W15]+[.H15];[.W15]-[.H15]))" office:value-type="float" office:value="1247" calcext:value-type="float">
            <text:p>1247</text:p>
          </table:table-cell>
          <table:table-cell table:formula="of:=MIN(IF([.I14]&gt;[.I15];[.Y14]+[.I15];[.Y14]-[.I15]);IF([.H15]&gt;[.I15];[.X15]+[.I15];[.X15]-[.I15]))" office:value-type="float" office:value="1262" calcext:value-type="float">
            <text:p>1262</text:p>
          </table:table-cell>
          <table:table-cell table:formula="of:=MIN(IF([.J14]&gt;[.J15];[.Z14]+[.J15];[.Z14]-[.J15]);IF([.I15]&gt;[.J15];[.Y15]+[.J15];[.Y15]-[.J15]))" office:value-type="float" office:value="1156" calcext:value-type="float">
            <text:p>1156</text:p>
          </table:table-cell>
          <table:table-cell table:formula="of:=MIN(IF([.K14]&gt;[.K15];[.AA14]+[.K15];[.AA14]-[.K15]);IF([.J15]&gt;[.K15];[.Z15]+[.K15];[.Z15]-[.K15]))" office:value-type="float" office:value="1151" calcext:value-type="float">
            <text:p>1151</text:p>
          </table:table-cell>
          <table:table-cell table:formula="of:=MIN(IF([.L14]&gt;[.L15];[.AB14]+[.L15];[.AB14]-[.L15]);IF([.K15]&gt;[.L15];[.AA15]+[.L15];[.AA15]-[.L15]))" office:value-type="float" office:value="1003" calcext:value-type="float">
            <text:p>1003</text:p>
          </table:table-cell>
          <table:table-cell table:formula="of:=MIN(IF([.M14]&gt;[.M15];[.AC14]+[.M15];[.AC14]-[.M15]);IF([.L15]&gt;[.M15];[.AB15]+[.M15];[.AB15]-[.M15]))" office:value-type="float" office:value="997" calcext:value-type="float">
            <text:p>997</text:p>
          </table:table-cell>
          <table:table-cell table:formula="of:=MIN(IF([.N14]&gt;[.N15];[.AD14]+[.N15];[.AD14]-[.N15]);IF([.M15]&gt;[.N15];[.AC15]+[.N15];[.AC15]-[.N15]))" office:value-type="float" office:value="903" calcext:value-type="float">
            <text:p>903</text:p>
          </table:table-cell>
          <table:table-cell table:formula="of:=MIN(IF([.O14]&gt;[.O15];[.AE14]+[.O15];[.AE14]-[.O15]);IF([.N15]&gt;[.O15];[.AD15]+[.O15];[.AD15]-[.O15]))" office:value-type="float" office:value="919" calcext:value-type="float">
            <text:p>919</text:p>
          </table:table-cell>
          <table:table-cell/>
          <table:table-cell table:style-name="Default" table:number-columns-repeated="16352"/>
        </table:table-row>
        <table:table-row table:style-name="ro2" table:number-rows-repeated="5">
          <table:table-cell table:style-name="Default" table:number-columns-repeated="15"/>
          <table:table-cell/>
          <table:table-cell table:style-name="Default" table:number-columns-repeated="15"/>
          <table:table-cell/>
          <table:table-cell table:style-name="Default" table:number-columns-repeated="16352"/>
        </table:table-row>
        <table:table-row table:style-name="ro2">
          <table:table-cell table:style-name="Default" table:number-columns-repeated="15"/>
          <table:table-cell/>
          <table:table-cell table:style-name="Default" office:value-type="float" office:value="2344" calcext:value-type="float">
            <text:p>2344</text:p>
          </table:table-cell>
          <table:table-cell table:style-name="Default" office:value-type="float" office:value="919" calcext:value-type="float">
            <text:p>919</text:p>
          </table:table-cell>
          <table:table-cell table:style-name="Default" table:number-columns-repeated="13"/>
          <table:table-cell/>
          <table:table-cell table:style-name="Default" table:number-columns-repeated="16352"/>
        </table:table-row>
        <calcext:conditional-formats>
          <calcext:conditional-format calcext:target-range-address="'18'.A1:'18'.O15 '18'.Q1:'18'.R1 '18'.S1:'18'.AE2 '18'.Q2:'18'.Q15 '18'.R3:'18'.AE15">
            <calcext:condition calcext:apply-style-name="ConditionalStyle_2" calcext:value="formula-is(OR([.A1]=[.XFD1];[.A1]=[.A1048576]))" calcext:base-cell-address="'18'.A1"/>
            <calcext:condition calcext:apply-style-name="ConditionalStyle_1" calcext:value="formula-is([.A33]=1)" calcext:base-cell-address="'18'.A1"/>
          </calcext:conditional-format>
          <calcext:conditional-format calcext:target-range-address="'18'.S2:'18'.AE2 '18'.R3:'18'.AE15">
            <calcext:condition calcext:apply-style-name="ConditionalStyle_2" calcext:value="formula-is(OR([.R2]=[#REF!];[.R2]=[#REF!]))" calcext:base-cell-address="'18'.R2"/>
            <calcext:condition calcext:apply-style-name="ConditionalStyle_1" calcext:value="formula-is([.R34]=1)" calcext:base-cell-address="'18'.R2"/>
          </calcext:conditional-format>
          <calcext:conditional-format calcext:target-range-address="'18'.R2:'18'.AE15">
            <calcext:condition calcext:apply-style-name="ConditionalStyle_2" calcext:value="formula-is(OR([.R2]=[#REF!];[.R2]=[#REF!]))" calcext:base-cell-address="'18'.R2"/>
            <calcext:condition calcext:apply-style-name="ConditionalStyle_1" calcext:value="formula-is([.R34]=1)" calcext:base-cell-address="'18'.R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ackground-color="#fbe5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1" style:display-name="ConditionalStyle_1" style:family="table-cell" style:parent-style-name="Default">
      <style:table-cell-properties fo:background-color="#ffff00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8" style:display-name="PageStyle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Fujitsu</meta:initial-creator>
    <meta:creation-date>2020-10-02T04:54:33</meta:creation-date>
    <dc:date>2025-09-23T00:49:06.041152299</dc:date>
    <meta:generator>LibreOffice/25.8.1.1$Linux_X86_64 LibreOffice_project/6493efb0486b5ef4a09f10f25df428a1c89b13aa</meta:generator>
    <meta:editing-duration>PT5M12S</meta:editing-duration>
    <meta:editing-cycles>1</meta:editing-cycles>
    <meta:document-statistic meta:table-count="1" meta:cell-count="452" meta:object-count="0"/>
    <meta:user-defined meta:name="AppVersion">16.0300</meta:user-defined>
  </office:meta>
</office:document-meta>
</file>